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21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1.F6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2.F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5pt" svg:height="506.89pt" svg:x="660.87pt" svg:y="98.16pt">
            <loext:p draw:notify-on-update-of-ranges="Sheet1.C6:Sheet1.C42 Sheet1.D5:Sheet1.D5 Sheet1.D6:Sheet1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2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1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0.25" calcext:value-type="float">
            <text:p>0.25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9" table:formula="of:=SQRT(([.C6]-[.C5])^2+([.D6]-[.D5])^2)" office:value-type="float" office:value="0" calcext:value-type="float">
            <text:p>0</text:p>
          </table:table-cell>
          <table:table-cell table:style-name="ce10" table:formula="of:=[.F6]*[.$H$2]" office:value-type="float" office:value="0" calcext:value-type="float">
            <text:p>0.0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7]+[.C6]" office:value-type="float" office:value="1.75" calcext:value-type="float">
            <text:p>1.7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9" table:formula="of:=SQRT(([.C7]-[.C6])^2+([.D7]-[.D6])^2)" office:value-type="float" office:value="1.5" calcext:value-type="float">
            <text:p>1.5</text:p>
          </table:table-cell>
          <table:table-cell table:style-name="ce10" table:formula="of:=[.F7]*[.$H$2]" office:value-type="float" office:value="1.575" calcext:value-type="float">
            <text:p>1.6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1.575,1.75*step,6* step,0.35,0]," calcext:value-type="string">
            <text:p><text:s/>[step_time*1.575,1.7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8]+[.C7]" office:value-type="float" office:value="3.25" calcext:value-type="float">
            <text:p>3.2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9" table:formula="of:=SQRT(([.C8]-[.C7])^2+([.D8]-[.D7])^2)" office:value-type="float" office:value="1.5" calcext:value-type="float">
            <text:p>1.5</text:p>
          </table:table-cell>
          <table:table-cell table:style-name="ce10" table:formula="of:=[.F8]*[.$H$2]" office:value-type="float" office:value="1.575" calcext:value-type="float">
            <text:p>1.6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1.575,3.25*step,6* step,0.35,0]," calcext:value-type="string">
            <text:p><text:s/>[step_time*1.575,3.25*step,6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9]+[.C8]" office:value-type="float" office:value="4.25" calcext:value-type="float">
            <text:p>4.25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9" table:formula="of:=SQRT(([.C9]-[.C8])^2+([.D9]-[.D8])^2)" office:value-type="float" office:value="1" calcext:value-type="float">
            <text:p>1</text:p>
          </table:table-cell>
          <table:table-cell table:style-name="ce10" table:formula="of:=[.F9]*[.$H$2]" office:value-type="float" office:value="1.05" calcext:value-type="float">
            <text:p>1.1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1.05,4.25*step,6* step,0.35,0]," calcext:value-type="string">
            <text:p><text:s/>[step_time*1.05,4.25*step,6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4.25" calcext:value-type="float">
            <text:p>4.25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9" table:formula="of:=SQRT(([.C10]-[.C9])^2+([.D10]-[.D9])^2)" office:value-type="float" office:value="2" calcext:value-type="float">
            <text:p>2</text:p>
          </table:table-cell>
          <table:table-cell table:style-name="ce10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4.25*step,8* step,0.35,0]," calcext:value-type="string">
            <text:p><text:s/>[step_time*2.1,4.2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table:formula="of:=[.A11]+[.C10]" office:value-type="float" office:value="4.25" calcext:value-type="float">
            <text:p>4.25</text:p>
          </table:table-cell>
          <table:table-cell table:style-name="ce5" table:formula="of:=[.B11]+[.D10]" office:value-type="float" office:value="9" calcext:value-type="float">
            <text:p>9</text:p>
          </table:table-cell>
          <table:table-cell/>
          <table:table-cell table:style-name="ce9" table:formula="of:=SQRT(([.C11]-[.C10])^2+([.D11]-[.D10])^2)" office:value-type="float" office:value="1" calcext:value-type="float">
            <text:p>1</text:p>
          </table:table-cell>
          <table:table-cell table:style-name="ce10" table:formula="of:=[.F11]*[.$H$2]" office:value-type="float" office:value="1.05" calcext:value-type="float">
            <text:p>1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1.05,4.25*step,9* step,0.35,0]," calcext:value-type="string">
            <text:p><text:s/>[step_time*1.05,4.25*step,9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5" table:formula="of:=[.A12]+[.C11]" office:value-type="float" office:value="3" calcext:value-type="float">
            <text:p>3</text:p>
          </table:table-cell>
          <table:table-cell table:style-name="ce5" table:formula="of:=[.B12]+[.D11]" office:value-type="float" office:value="9" calcext:value-type="float">
            <text:p>9</text:p>
          </table:table-cell>
          <table:table-cell/>
          <table:table-cell table:style-name="ce9" table:formula="of:=SQRT(([.C12]-[.C11])^2+([.D12]-[.D11])^2)" office:value-type="float" office:value="1.25" calcext:value-type="float">
            <text:p>1.25</text:p>
          </table:table-cell>
          <table:table-cell table:style-name="ce10" table:formula="of:=[.F12]*[.$H$2]" office:value-type="float" office:value="1.3125" calcext:value-type="float">
            <text:p>1.3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1.3125,3*step,9* step,0.35,0]," calcext:value-type="string">
            <text:p><text:s/>[step_time*1.3125,3*step,9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5" table:formula="of:=[.A13]+[.C12]" office:value-type="float" office:value="4.25" calcext:value-type="float">
            <text:p>4.25</text:p>
          </table:table-cell>
          <table:table-cell table:style-name="ce5" table:formula="of:=[.B13]+[.D12]" office:value-type="float" office:value="9" calcext:value-type="float">
            <text:p>9</text:p>
          </table:table-cell>
          <table:table-cell/>
          <table:table-cell table:style-name="ce9" table:formula="of:=SQRT(([.C13]-[.C12])^2+([.D13]-[.D12])^2)" office:value-type="float" office:value="1.25" calcext:value-type="float">
            <text:p>1.25</text:p>
          </table:table-cell>
          <table:table-cell table:style-name="ce10" table:formula="of:=[.F13]*[.$H$2]" office:value-type="float" office:value="1.3125" calcext:value-type="float">
            <text:p>1.3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1.3125,4.25*step,9* step,0.35,0]," calcext:value-type="string">
            <text:p><text:s/>[step_time*1.3125,4.25*step,9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4]+[.C13]" office:value-type="float" office:value="4.25" calcext:value-type="float">
            <text:p>4.25</text:p>
          </table:table-cell>
          <table:table-cell table:style-name="ce5" table:formula="of:=[.B14]+[.D13]" office:value-type="float" office:value="7.5" calcext:value-type="float">
            <text:p>7.5</text:p>
          </table:table-cell>
          <table:table-cell/>
          <table:table-cell table:style-name="ce9" table:formula="of:=SQRT(([.C14]-[.C13])^2+([.D14]-[.D13])^2)" office:value-type="float" office:value="1.5" calcext:value-type="float">
            <text:p>1.5</text:p>
          </table:table-cell>
          <table:table-cell table:style-name="ce10" table:formula="of:=[.F14]*[.$H$2]" office:value-type="float" office:value="1.575" calcext:value-type="float">
            <text:p>1.6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1.575,4.25*step,7.5* step,0.35,0]," calcext:value-type="string">
            <text:p><text:s/>[step_time*1.575,4.25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5]+[.C14]" office:value-type="float" office:value="4.25" calcext:value-type="float">
            <text:p>4.25</text:p>
          </table:table-cell>
          <table:table-cell table:style-name="ce5" table:formula="of:=[.B15]+[.D14]" office:value-type="float" office:value="6" calcext:value-type="float">
            <text:p>6</text:p>
          </table:table-cell>
          <table:table-cell/>
          <table:table-cell table:style-name="ce9" table:formula="of:=SQRT(([.C15]-[.C14])^2+([.D15]-[.D14])^2)" office:value-type="float" office:value="1.5" calcext:value-type="float">
            <text:p>1.5</text:p>
          </table:table-cell>
          <table:table-cell table:style-name="ce10" table:formula="of:=[.F15]*[.$H$2]" office:value-type="float" office:value="1.575" calcext:value-type="float">
            <text:p>1.6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1.575,4.25*step,6* step,0.35,0]," calcext:value-type="string">
            <text:p><text:s/>[step_time*1.575,4.25*step,6* step,0.35,0],</text:p>
          </table:table-cell>
          <table:table-cell table:number-columns-repeated="1015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table:style-name="ce5" table:formula="of:=[.A16]+[.C15]" office:value-type="float" office:value="6.75" calcext:value-type="float">
            <text:p>6.75</text:p>
          </table:table-cell>
          <table:table-cell table:style-name="ce5" table:formula="of:=[.B16]+[.D15]" office:value-type="float" office:value="6" calcext:value-type="float">
            <text:p>6</text:p>
          </table:table-cell>
          <table:table-cell/>
          <table:table-cell table:style-name="ce9" table:formula="of:=SQRT(([.C16]-[.C15])^2+([.D16]-[.D15])^2)" office:value-type="float" office:value="2.5" calcext:value-type="float">
            <text:p>2.5</text:p>
          </table:table-cell>
          <table:table-cell table:style-name="ce10" table:formula="of:=[.F16]*[.$H$2]" office:value-type="float" office:value="2.625" calcext:value-type="float">
            <text:p>2.6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2.625,6.75*step,6* step,0.35,0]," calcext:value-type="string">
            <text:p><text:s/>[step_time*2.625,6.75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table:style-name="ce5" table:formula="of:=[.A17]+[.C16]" office:value-type="float" office:value="6.75" calcext:value-type="float">
            <text:p>6.75</text:p>
          </table:table-cell>
          <table:table-cell table:style-name="ce5" table:formula="of:=[.B17]+[.D16]" office:value-type="float" office:value="8.1" calcext:value-type="float">
            <text:p>8.1</text:p>
          </table:table-cell>
          <table:table-cell/>
          <table:table-cell table:style-name="ce9" table:formula="of:=SQRT(([.C17]-[.C16])^2+([.D17]-[.D16])^2)" office:value-type="float" office:value="2.1" calcext:value-type="float">
            <text:p>2.1</text:p>
          </table:table-cell>
          <table:table-cell table:style-name="ce10" table:formula="of:=[.F17]*[.$H$2]" office:value-type="float" office:value="2.205" calcext:value-type="float">
            <text:p>2.2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.205,6.75*step,8.1* step,0.35,0]," calcext:value-type="string">
            <text:p><text:s/>[step_time*2.205,6.75*step,8.1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5" calcext:value-type="float">
            <text:p>2.15</text:p>
          </table:table-cell>
          <table:table-cell table:style-name="ce5" table:formula="of:=[.A18]+[.C17]" office:value-type="float" office:value="6.75" calcext:value-type="float">
            <text:p>6.75</text:p>
          </table:table-cell>
          <table:table-cell table:style-name="ce5" table:formula="of:=[.B18]+[.D17]" office:value-type="float" office:value="10.25" calcext:value-type="float">
            <text:p>10.25</text:p>
          </table:table-cell>
          <table:table-cell/>
          <table:table-cell table:style-name="ce9" table:formula="of:=SQRT(([.C18]-[.C17])^2+([.D18]-[.D17])^2)" office:value-type="float" office:value="2.15" calcext:value-type="float">
            <text:p>2.15</text:p>
          </table:table-cell>
          <table:table-cell table:style-name="ce10" table:formula="of:=[.F18]*[.$H$2]" office:value-type="float" office:value="2.2575" calcext:value-type="float">
            <text:p>2.3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.2575,6.75*step,10.25* step,0.35,0]," calcext:value-type="string">
            <text:p><text:s/>[step_time*2.2575,6.7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19]+[.C18]" office:value-type="float" office:value="8.25" calcext:value-type="float">
            <text:p>8.25</text:p>
          </table:table-cell>
          <table:table-cell table:style-name="ce5" table:formula="of:=[.B19]+[.D18]" office:value-type="float" office:value="10.25" calcext:value-type="float">
            <text:p>10.25</text:p>
          </table:table-cell>
          <table:table-cell/>
          <table:table-cell table:style-name="ce9" table:formula="of:=SQRT(([.C19]-[.C18])^2+([.D19]-[.D18])^2)" office:value-type="float" office:value="1.5" calcext:value-type="float">
            <text:p>1.5</text:p>
          </table:table-cell>
          <table:table-cell table:style-name="ce10" table:formula="of:=[.F19]*[.$H$2]" office:value-type="float" office:value="1.575" calcext:value-type="float">
            <text:p>1.6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1.575,8.25*step,10.25* step,0.35,0]," calcext:value-type="string">
            <text:p><text:s/>[step_time*1.575,8.2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0]+[.C19]" office:value-type="float" office:value="10" calcext:value-type="float">
            <text:p>10</text:p>
          </table:table-cell>
          <table:table-cell table:style-name="ce5" table:formula="of:=[.B20]+[.D19]" office:value-type="float" office:value="10.25" calcext:value-type="float">
            <text:p>10.25</text:p>
          </table:table-cell>
          <table:table-cell/>
          <table:table-cell table:style-name="ce9" table:formula="of:=SQRT(([.C20]-[.C19])^2+([.D20]-[.D19])^2)" office:value-type="float" office:value="1.75" calcext:value-type="float">
            <text:p>1.75</text:p>
          </table:table-cell>
          <table:table-cell table:style-name="ce10" table:formula="of:=[.F20]*[.$H$2]" office:value-type="float" office:value="1.8375" calcext:value-type="float">
            <text:p>1.8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1.8375,10*step,10.25* step,0.35,0]," calcext:value-type="string">
            <text:p><text:s/>[step_time*1.8375,10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1]+[.C20]" office:value-type="float" office:value="11.5" calcext:value-type="float">
            <text:p>11.5</text:p>
          </table:table-cell>
          <table:table-cell table:style-name="ce5" table:formula="of:=[.B21]+[.D20]" office:value-type="float" office:value="10.25" calcext:value-type="float">
            <text:p>10.25</text:p>
          </table:table-cell>
          <table:table-cell/>
          <table:table-cell table:style-name="ce9" table:formula="of:=SQRT(([.C21]-[.C20])^2+([.D21]-[.D20])^2)" office:value-type="float" office:value="1.5" calcext:value-type="float">
            <text:p>1.5</text:p>
          </table:table-cell>
          <table:table-cell table:style-name="ce10" table:formula="of:=[.F21]*[.$H$2]" office:value-type="float" office:value="1.575" calcext:value-type="float">
            <text:p>1.6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575,11.5*step,10.25* step,0.35,0]," calcext:value-type="string">
            <text:p><text:s/>[step_time*1.575,11.5*step,10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2]+[.C21]" office:value-type="float" office:value="11.5" calcext:value-type="float">
            <text:p>11.5</text:p>
          </table:table-cell>
          <table:table-cell table:style-name="ce5" table:formula="of:=[.B22]+[.D21]" office:value-type="float" office:value="8.75" calcext:value-type="float">
            <text:p>8.75</text:p>
          </table:table-cell>
          <table:table-cell/>
          <table:table-cell table:style-name="ce9" table:formula="of:=SQRT(([.C22]-[.C21])^2+([.D22]-[.D21])^2)" office:value-type="float" office:value="1.5" calcext:value-type="float">
            <text:p>1.5</text:p>
          </table:table-cell>
          <table:table-cell table:style-name="ce10" table:formula="of:=[.F22]*[.$H$2]" office:value-type="float" office:value="1.575" calcext:value-type="float">
            <text:p>1.6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575,11.5*step,8.75* step,0.35,0]," calcext:value-type="string">
            <text:p><text:s/>[step_time*1.575,11.5*step,8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3]+[.C22]" office:value-type="float" office:value="11.5" calcext:value-type="float">
            <text:p>11.5</text:p>
          </table:table-cell>
          <table:table-cell table:style-name="ce5" table:formula="of:=[.B23]+[.D22]" office:value-type="float" office:value="7.25" calcext:value-type="float">
            <text:p>7.25</text:p>
          </table:table-cell>
          <table:table-cell/>
          <table:table-cell table:style-name="ce9" table:formula="of:=SQRT(([.C23]-[.C22])^2+([.D23]-[.D22])^2)" office:value-type="float" office:value="1.5" calcext:value-type="float">
            <text:p>1.5</text:p>
          </table:table-cell>
          <table:table-cell table:style-name="ce10" table:formula="of:=[.F23]*[.$H$2]" office:value-type="float" office:value="1.575" calcext:value-type="float">
            <text:p>1.6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575,11.5*step,7.25* step,0.35,0]," calcext:value-type="string">
            <text:p><text:s/>[step_time*1.575,11.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24]+[.C23]" office:value-type="float" office:value="11.5" calcext:value-type="float">
            <text:p>11.5</text:p>
          </table:table-cell>
          <table:table-cell table:style-name="ce5" table:formula="of:=[.B24]+[.D23]" office:value-type="float" office:value="5.25" calcext:value-type="float">
            <text:p>5.25</text:p>
          </table:table-cell>
          <table:table-cell/>
          <table:table-cell table:style-name="ce9" table:formula="of:=SQRT(([.C24]-[.C23])^2+([.D24]-[.D23])^2)" office:value-type="float" office:value="2" calcext:value-type="float">
            <text:p>2</text:p>
          </table:table-cell>
          <table:table-cell table:style-name="ce10" table:formula="of:=[.F24]*[.$H$2]" office:value-type="float" office:value="2.1" calcext:value-type="float">
            <text:p>2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2.1,11.5*step,5.25* step,0.35,0]," calcext:value-type="string">
            <text:p><text:s/>[step_time*2.1,11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5]+[.C24]" office:value-type="float" office:value="13" calcext:value-type="float">
            <text:p>13</text:p>
          </table:table-cell>
          <table:table-cell table:style-name="ce5" table:formula="of:=[.B25]+[.D24]" office:value-type="float" office:value="5.25" calcext:value-type="float">
            <text:p>5.25</text:p>
          </table:table-cell>
          <table:table-cell/>
          <table:table-cell table:style-name="ce9" table:formula="of:=SQRT(([.C25]-[.C24])^2+([.D25]-[.D24])^2)" office:value-type="float" office:value="1.5" calcext:value-type="float">
            <text:p>1.5</text:p>
          </table:table-cell>
          <table:table-cell table:style-name="ce10" table:formula="of:=[.F25]*[.$H$2]" office:value-type="float" office:value="1.575" calcext:value-type="float">
            <text:p>1.6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575,13*step,5.25* step,0.35,0]," calcext:value-type="string">
            <text:p><text:s/>[step_time*1.575,13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6]+[.C25]" office:value-type="float" office:value="13" calcext:value-type="float">
            <text:p>13</text:p>
          </table:table-cell>
          <table:table-cell table:style-name="ce5" table:formula="of:=[.B26]+[.D25]" office:value-type="float" office:value="3.75" calcext:value-type="float">
            <text:p>3.75</text:p>
          </table:table-cell>
          <table:table-cell/>
          <table:table-cell table:style-name="ce9" table:formula="of:=SQRT(([.C26]-[.C25])^2+([.D26]-[.D25])^2)" office:value-type="float" office:value="1.5" calcext:value-type="float">
            <text:p>1.5</text:p>
          </table:table-cell>
          <table:table-cell table:style-name="ce10" table:formula="of:=[.F26]*[.$H$2]" office:value-type="float" office:value="1.575" calcext:value-type="float">
            <text:p>1.6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1.575,13*step,3.75* step,0.35,0]," calcext:value-type="string">
            <text:p><text:s/>[step_time*1.575,13*step,3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27]+[.C26]" office:value-type="float" office:value="13" calcext:value-type="float">
            <text:p>13</text:p>
          </table:table-cell>
          <table:table-cell table:style-name="ce5" table:formula="of:=[.B27]+[.D26]" office:value-type="float" office:value="5.5" calcext:value-type="float">
            <text:p>5.5</text:p>
          </table:table-cell>
          <table:table-cell/>
          <table:table-cell table:style-name="ce9" table:formula="of:=SQRT(([.C27]-[.C26])^2+([.D27]-[.D26])^2)" office:value-type="float" office:value="1.75" calcext:value-type="float">
            <text:p>1.75</text:p>
          </table:table-cell>
          <table:table-cell table:style-name="ce10" table:formula="of:=[.F27]*[.$H$2]" office:value-type="float" office:value="1.8375" calcext:value-type="float">
            <text:p>1.8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1.8375,13*step,5.5* step,0.35,0]," calcext:value-type="string">
            <text:p><text:s/>[step_time*1.8375,13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8]+[.C27]" office:value-type="float" office:value="11" calcext:value-type="float">
            <text:p>11</text:p>
          </table:table-cell>
          <table:table-cell table:style-name="ce5" table:formula="of:=[.B28]+[.D27]" office:value-type="float" office:value="5.5" calcext:value-type="float">
            <text:p>5.5</text:p>
          </table:table-cell>
          <table:table-cell/>
          <table:table-cell table:style-name="ce9" table:formula="of:=SQRT(([.C28]-[.C27])^2+([.D28]-[.D27])^2)" office:value-type="float" office:value="2" calcext:value-type="float">
            <text:p>2</text:p>
          </table:table-cell>
          <table:table-cell table:style-name="ce10" table:formula="of:=[.F28]*[.$H$2]" office:value-type="float" office:value="2.1" calcext:value-type="float">
            <text:p>2.1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2.1,11*step,5.5* step,0.35,0]," calcext:value-type="string">
            <text:p><text:s/>[step_time*2.1,11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9]+[.C28]" office:value-type="float" office:value="9" calcext:value-type="float">
            <text:p>9</text:p>
          </table:table-cell>
          <table:table-cell table:style-name="ce5" table:formula="of:=[.B29]+[.D28]" office:value-type="float" office:value="5.5" calcext:value-type="float">
            <text:p>5.5</text:p>
          </table:table-cell>
          <table:table-cell/>
          <table:table-cell table:style-name="ce9" table:formula="of:=SQRT(([.C29]-[.C28])^2+([.D29]-[.D28])^2)" office:value-type="float" office:value="2" calcext:value-type="float">
            <text:p>2</text:p>
          </table:table-cell>
          <table:table-cell table:style-name="ce10" table:formula="of:=[.F29]*[.$H$2]" office:value-type="float" office:value="2.1" calcext:value-type="float">
            <text:p>2.1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2.1,9*step,5.5* step,0.35,0]," calcext:value-type="string">
            <text:p><text:s/>[step_time*2.1,9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0]+[.C29]" office:value-type="float" office:value="7" calcext:value-type="float">
            <text:p>7</text:p>
          </table:table-cell>
          <table:table-cell table:style-name="ce5" table:formula="of:=[.B30]+[.D29]" office:value-type="float" office:value="5.5" calcext:value-type="float">
            <text:p>5.5</text:p>
          </table:table-cell>
          <table:table-cell/>
          <table:table-cell table:style-name="ce9" table:formula="of:=SQRT(([.C30]-[.C29])^2+([.D30]-[.D29])^2)" office:value-type="float" office:value="2" calcext:value-type="float">
            <text:p>2</text:p>
          </table:table-cell>
          <table:table-cell table:style-name="ce10" table:formula="of:=[.F30]*[.$H$2]" office:value-type="float" office:value="2.1" calcext:value-type="float">
            <text:p>2.1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2.1,7*step,5.5* step,0.35,0]," calcext:value-type="string">
            <text:p><text:s/>[step_time*2.1,7*step,5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1]+[.C30]" office:value-type="float" office:value="6" calcext:value-type="float">
            <text:p>6</text:p>
          </table:table-cell>
          <table:table-cell table:style-name="ce5" table:formula="of:=[.B31]+[.D30]" office:value-type="float" office:value="5.5" calcext:value-type="float">
            <text:p>5.5</text:p>
          </table:table-cell>
          <table:table-cell/>
          <table:table-cell table:style-name="ce9" table:formula="of:=SQRT(([.C31]-[.C30])^2+([.D31]-[.D30])^2)" office:value-type="float" office:value="1" calcext:value-type="float">
            <text:p>1</text:p>
          </table:table-cell>
          <table:table-cell table:style-name="ce10" table:formula="of:=[.F31]*[.$H$2]" office:value-type="float" office:value="1.05" calcext:value-type="float">
            <text:p>1.1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1.05,6*step,5.5* step,0.35,0]," calcext:value-type="string">
            <text:p><text:s/>[step_time*1.05,6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2]+[.C31]" office:value-type="float" office:value="6" calcext:value-type="float">
            <text:p>6</text:p>
          </table:table-cell>
          <table:table-cell table:style-name="ce5" table:formula="of:=[.B32]+[.D31]" office:value-type="float" office:value="4" calcext:value-type="float">
            <text:p>4</text:p>
          </table:table-cell>
          <table:table-cell/>
          <table:table-cell table:style-name="ce9" table:formula="of:=SQRT(([.C32]-[.C31])^2+([.D32]-[.D31])^2)" office:value-type="float" office:value="1.5" calcext:value-type="float">
            <text:p>1.5</text:p>
          </table:table-cell>
          <table:table-cell table:style-name="ce10" table:formula="of:=[.F32]*[.$H$2]" office:value-type="float" office:value="1.575" calcext:value-type="float">
            <text:p>1.6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1.575,6*step,4* step,0.35,0]," calcext:value-type="string">
            <text:p><text:s/>[step_time*1.575,6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3]+[.C32]" office:value-type="float" office:value="6" calcext:value-type="float">
            <text:p>6</text:p>
          </table:table-cell>
          <table:table-cell table:style-name="ce5" table:formula="of:=[.B33]+[.D32]" office:value-type="float" office:value="2.5" calcext:value-type="float">
            <text:p>2.5</text:p>
          </table:table-cell>
          <table:table-cell/>
          <table:table-cell table:style-name="ce9" table:formula="of:=SQRT(([.C33]-[.C32])^2+([.D33]-[.D32])^2)" office:value-type="float" office:value="1.5" calcext:value-type="float">
            <text:p>1.5</text:p>
          </table:table-cell>
          <table:table-cell table:style-name="ce10" table:formula="of:=[.F33]*[.$H$2]" office:value-type="float" office:value="1.575" calcext:value-type="float">
            <text:p>1.6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1.575,6*step,2.5* step,0.35,0]," calcext:value-type="string">
            <text:p><text:s/>[step_time*1.575,6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4]+[.C33]" office:value-type="float" office:value="4" calcext:value-type="float">
            <text:p>4</text:p>
          </table:table-cell>
          <table:table-cell table:style-name="ce5" table:formula="of:=[.B34]+[.D33]" office:value-type="float" office:value="2.5" calcext:value-type="float">
            <text:p>2.5</text:p>
          </table:table-cell>
          <table:table-cell/>
          <table:table-cell table:style-name="ce9" table:formula="of:=SQRT(([.C34]-[.C33])^2+([.D34]-[.D33])^2)" office:value-type="float" office:value="2" calcext:value-type="float">
            <text:p>2</text:p>
          </table:table-cell>
          <table:table-cell table:style-name="ce10" table:formula="of:=[.F34]*[.$H$2]" office:value-type="float" office:value="2.1" calcext:value-type="float">
            <text:p>2.1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2.1,4*step,2.5* step,0.35,0]," calcext:value-type="string">
            <text:p><text:s/>[step_time*2.1,4*step,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35]+[.C34]" office:value-type="float" office:value="6" calcext:value-type="float">
            <text:p>6</text:p>
          </table:table-cell>
          <table:table-cell table:style-name="ce5" table:formula="of:=[.B35]+[.D34]" office:value-type="float" office:value="2.5" calcext:value-type="float">
            <text:p>2.5</text:p>
          </table:table-cell>
          <table:table-cell/>
          <table:table-cell table:style-name="ce9" table:formula="of:=SQRT(([.C35]-[.C34])^2+([.D35]-[.D34])^2)" office:value-type="float" office:value="2" calcext:value-type="float">
            <text:p>2</text:p>
          </table:table-cell>
          <table:table-cell table:style-name="ce10" table:formula="of:=[.F35]*[.$H$2]" office:value-type="float" office:value="2.1" calcext:value-type="float">
            <text:p>2.1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2.1,6*step,2.5* step,0.35,0]," calcext:value-type="string">
            <text:p><text:s/>[step_time*2.1,6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6]+[.C35]" office:value-type="float" office:value="6" calcext:value-type="float">
            <text:p>6</text:p>
          </table:table-cell>
          <table:table-cell table:style-name="ce5" table:formula="of:=[.B36]+[.D35]" office:value-type="float" office:value="4.25" calcext:value-type="float">
            <text:p>4.25</text:p>
          </table:table-cell>
          <table:table-cell/>
          <table:table-cell table:style-name="ce9" table:formula="of:=SQRT(([.C36]-[.C35])^2+([.D36]-[.D35])^2)" office:value-type="float" office:value="1.75" calcext:value-type="float">
            <text:p>1.75</text:p>
          </table:table-cell>
          <table:table-cell table:style-name="ce10" table:formula="of:=[.F36]*[.$H$2]" office:value-type="float" office:value="1.8375" calcext:value-type="float">
            <text:p>1.8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1.8375,6*step,4.25* step,0.35,0]," calcext:value-type="string">
            <text:p><text:s/>[step_time*1.8375,6*step,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7]+[.C36]" office:value-type="float" office:value="6" calcext:value-type="float">
            <text:p>6</text:p>
          </table:table-cell>
          <table:table-cell table:style-name="ce5" table:formula="of:=[.B37]+[.D36]" office:value-type="float" office:value="6" calcext:value-type="float">
            <text:p>6</text:p>
          </table:table-cell>
          <table:table-cell/>
          <table:table-cell table:style-name="ce9" table:formula="of:=SQRT(([.C37]-[.C36])^2+([.D37]-[.D36])^2)" office:value-type="float" office:value="1.75" calcext:value-type="float">
            <text:p>1.75</text:p>
          </table:table-cell>
          <table:table-cell table:style-name="ce10" table:formula="of:=[.F37]*[.$H$2]" office:value-type="float" office:value="1.8375" calcext:value-type="float">
            <text:p>1.8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1.8375,6*step,6* step,0.35,0]," calcext:value-type="string">
            <text:p><text:s/>[step_time*1.8375,6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8]+[.C37]" office:value-type="float" office:value="4" calcext:value-type="float">
            <text:p>4</text:p>
          </table:table-cell>
          <table:table-cell table:style-name="ce5" table:formula="of:=[.B38]+[.D37]" office:value-type="float" office:value="6" calcext:value-type="float">
            <text:p>6</text:p>
          </table:table-cell>
          <table:table-cell/>
          <table:table-cell table:style-name="ce9" table:formula="of:=SQRT(([.C38]-[.C37])^2+([.D38]-[.D37])^2)" office:value-type="float" office:value="2" calcext:value-type="float">
            <text:p>2</text:p>
          </table:table-cell>
          <table:table-cell table:style-name="ce10" table:formula="of:=[.F38]*[.$H$2]" office:value-type="float" office:value="2.1" calcext:value-type="float">
            <text:p>2.1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2.1,4*step,6* step,0.35,0]," calcext:value-type="string">
            <text:p><text:s/>[step_time*2.1,4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9]+[.C38]" office:value-type="float" office:value="2" calcext:value-type="float">
            <text:p>2</text:p>
          </table:table-cell>
          <table:table-cell table:style-name="ce5" table:formula="of:=[.B39]+[.D38]" office:value-type="float" office:value="6" calcext:value-type="float">
            <text:p>6</text:p>
          </table:table-cell>
          <table:table-cell/>
          <table:table-cell table:style-name="ce9" table:formula="of:=SQRT(([.C39]-[.C38])^2+([.D39]-[.D38])^2)" office:value-type="float" office:value="2" calcext:value-type="float">
            <text:p>2</text:p>
          </table:table-cell>
          <table:table-cell table:style-name="ce10" table:formula="of:=[.F39]*[.$H$2]" office:value-type="float" office:value="2.1" calcext:value-type="float">
            <text:p>2.1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2.1,2*step,6* step,0.35,0]," calcext:value-type="string">
            <text:p><text:s/>[step_time*2.1,2*step,6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40]+[.C39]" office:value-type="float" office:value="0.25" calcext:value-type="float">
            <text:p>0.25</text:p>
          </table:table-cell>
          <table:table-cell table:style-name="ce5" table:formula="of:=[.B40]+[.D39]" office:value-type="float" office:value="6" calcext:value-type="float">
            <text:p>6</text:p>
          </table:table-cell>
          <table:table-cell/>
          <table:table-cell table:style-name="ce9" table:formula="of:=SQRT(([.C40]-[.C39])^2+([.D40]-[.D39])^2)" office:value-type="float" office:value="1.75" calcext:value-type="float">
            <text:p>1.75</text:p>
          </table:table-cell>
          <table:table-cell table:style-name="ce10" table:formula="of:=[.F40]*[.$H$2]" office:value-type="float" office:value="1.8375" calcext:value-type="float">
            <text:p>1.8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1.8375,0.25*step,6* step,0.35,0]," calcext:value-type="string">
            <text:p><text:s/>[step_time*1.8375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0.25" calcext:value-type="float">
            <text:p>0.25</text:p>
          </table:table-cell>
          <table:table-cell table:style-name="ce5" table:formula="of:=[.B41]+[.D40]" office:value-type="float" office:value="6" calcext:value-type="float">
            <text:p>6</text:p>
          </table:table-cell>
          <table:table-cell/>
          <table:table-cell table:style-name="ce9" table:formula="of:=SQRT(([.C41]-[.C40])^2+([.D41]-[.D40])^2)" office:value-type="float" office:value="0" calcext:value-type="float">
            <text:p>0</text:p>
          </table:table-cell>
          <table:table-cell table:style-name="ce10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0.25" calcext:value-type="float">
            <text:p>0.25</text:p>
          </table:table-cell>
          <table:table-cell table:style-name="ce5" table:formula="of:=[.B42]+[.D41]" office:value-type="float" office:value="6" calcext:value-type="float">
            <text:p>6</text:p>
          </table:table-cell>
          <table:table-cell/>
          <table:table-cell table:style-name="ce9" table:formula="of:=SQRT(([.C42]-[.C41])^2+([.D42]-[.D41])^2)" office:value-type="float" office:value="0" calcext:value-type="float">
            <text:p>0</text:p>
          </table:table-cell>
          <table:table-cell table:style-name="ce10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59.85" calcext:value-type="float">
            <text:p>59.85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6:Sheet1.F42">
            <calcext:condition calcext:apply-style-name="Result" calcext:value="&gt;2" calcext:base-cell-address="Sheet1.F6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71.5pt" svg:height="506.89pt" svg:x="660.87pt" svg:y="98.16pt">
            <loext:p draw:notify-on-update-of-ranges="Sheet2.C6:Sheet2.C42 Sheet2.D5:Sheet2.D5 Sheet2.D6:Sheet2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2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1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0.25" calcext:value-type="float">
            <text:p>0.25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13" table:formula="of:=SQRT(([.C6]-[.C5])^2+([.D6]-[.D5])^2)" office:value-type="float" office:value="0" calcext:value-type="float">
            <text:p>0</text:p>
          </table:table-cell>
          <table:table-cell table:style-name="ce10" table:formula="of:=[.F6]*[.$H$2]" office:value-type="float" office:value="0" calcext:value-type="float">
            <text:p>0.0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7]+[.C6]" office:value-type="float" office:value="2.25" calcext:value-type="float">
            <text:p>2.2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13" table:formula="of:=SQRT(([.C7]-[.C6])^2+([.D7]-[.D6])^2)" office:value-type="float" office:value="2" calcext:value-type="float">
            <text:p>2</text:p>
          </table:table-cell>
          <table:table-cell table:style-name="ce10" table:formula="of:=[.F7]*[.$H$2]" office:value-type="float" office:value="2.1" calcext:value-type="float">
            <text:p>2.1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2.1,2.25*step,6* step,0.35,0]," calcext:value-type="string">
            <text:p><text:s/>[step_time*2.1,2.25*step,6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8]+[.C7]" office:value-type="float" office:value="4.25" calcext:value-type="float">
            <text:p>4.2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13" table:formula="of:=SQRT(([.C8]-[.C7])^2+([.D8]-[.D7])^2)" office:value-type="float" office:value="2" calcext:value-type="float">
            <text:p>2</text:p>
          </table:table-cell>
          <table:table-cell table:style-name="ce10" table:formula="of:=[.F8]*[.$H$2]" office:value-type="float" office:value="2.1" calcext:value-type="float">
            <text:p>2.1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2.1,4.25*step,6* step,0.35,0]," calcext:value-type="string">
            <text:p><text:s/>[step_time*2.1,4.25*step,6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9]+[.C8]" office:value-type="float" office:value="6" calcext:value-type="float">
            <text:p>6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13" table:formula="of:=SQRT(([.C9]-[.C8])^2+([.D9]-[.D8])^2)" office:value-type="float" office:value="1.75" calcext:value-type="float">
            <text:p>1.75</text:p>
          </table:table-cell>
          <table:table-cell table:style-name="ce10" table:formula="of:=[.F9]*[.$H$2]" office:value-type="float" office:value="1.8375" calcext:value-type="float">
            <text:p>1.8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1.8375,6*step,6* step,0.35,0]," calcext:value-type="string">
            <text:p><text:s/>[step_time*1.8375,6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6" calcext:value-type="float">
            <text:p>6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13" table:formula="of:=SQRT(([.C10]-[.C9])^2+([.D10]-[.D9])^2)" office:value-type="float" office:value="2" calcext:value-type="float">
            <text:p>2</text:p>
          </table:table-cell>
          <table:table-cell table:style-name="ce10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6*step,8* step,0.35,0]," calcext:value-type="string">
            <text:p><text:s/>[step_time*2.1,6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1]+[.C10]" office:value-type="float" office:value="6" calcext:value-type="float">
            <text:p>6</text:p>
          </table:table-cell>
          <table:table-cell table:style-name="ce5" table:formula="of:=[.B11]+[.D10]" office:value-type="float" office:value="10" calcext:value-type="float">
            <text:p>10</text:p>
          </table:table-cell>
          <table:table-cell/>
          <table:table-cell table:style-name="ce13" table:formula="of:=SQRT(([.C11]-[.C10])^2+([.D11]-[.D10])^2)" office:value-type="float" office:value="2" calcext:value-type="float">
            <text:p>2</text:p>
          </table:table-cell>
          <table:table-cell table:style-name="ce10" table:formula="of:=[.F11]*[.$H$2]" office:value-type="float" office:value="2.1" calcext:value-type="float">
            <text:p>2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2.1,6*step,10* step,0.35,0]," calcext:value-type="string">
            <text:p><text:s/>[step_time*2.1,6*step,10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2]+[.C11]" office:value-type="float" office:value="6" calcext:value-type="float">
            <text:p>6</text:p>
          </table:table-cell>
          <table:table-cell table:style-name="ce5" table:formula="of:=[.B12]+[.D11]" office:value-type="float" office:value="12" calcext:value-type="float">
            <text:p>12</text:p>
          </table:table-cell>
          <table:table-cell/>
          <table:table-cell table:style-name="ce13" table:formula="of:=SQRT(([.C12]-[.C11])^2+([.D12]-[.D11])^2)" office:value-type="float" office:value="2" calcext:value-type="float">
            <text:p>2</text:p>
          </table:table-cell>
          <table:table-cell table:style-name="ce10" table:formula="of:=[.F12]*[.$H$2]" office:value-type="float" office:value="2.1" calcext:value-type="float">
            <text:p>2.1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2.1,6*step,12* step,0.35,0]," calcext:value-type="string">
            <text:p><text:s/>[step_time*2.1,6*step,12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13]+[.C12]" office:value-type="float" office:value="4" calcext:value-type="float">
            <text:p>4</text:p>
          </table:table-cell>
          <table:table-cell table:style-name="ce5" table:formula="of:=[.B13]+[.D12]" office:value-type="float" office:value="12" calcext:value-type="float">
            <text:p>12</text:p>
          </table:table-cell>
          <table:table-cell/>
          <table:table-cell table:style-name="ce13" table:formula="of:=SQRT(([.C13]-[.C12])^2+([.D13]-[.D12])^2)" office:value-type="float" office:value="2" calcext:value-type="float">
            <text:p>2</text:p>
          </table:table-cell>
          <table:table-cell table:style-name="ce10" table:formula="of:=[.F13]*[.$H$2]" office:value-type="float" office:value="2.1" calcext:value-type="float">
            <text:p>2.1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2.1,4*step,12* step,0.35,0]," calcext:value-type="string">
            <text:p><text:s/>[step_time*2.1,4*step,12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14]+[.C13]" office:value-type="float" office:value="2" calcext:value-type="float">
            <text:p>2</text:p>
          </table:table-cell>
          <table:table-cell table:style-name="ce5" table:formula="of:=[.B14]+[.D13]" office:value-type="float" office:value="12" calcext:value-type="float">
            <text:p>12</text:p>
          </table:table-cell>
          <table:table-cell/>
          <table:table-cell table:style-name="ce13" table:formula="of:=SQRT(([.C14]-[.C13])^2+([.D14]-[.D13])^2)" office:value-type="float" office:value="2" calcext:value-type="float">
            <text:p>2</text:p>
          </table:table-cell>
          <table:table-cell table:style-name="ce10" table:formula="of:=[.F14]*[.$H$2]" office:value-type="float" office:value="2.1" calcext:value-type="float">
            <text:p>2.1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2.1,2*step,12* step,0.35,0]," calcext:value-type="string">
            <text:p><text:s/>[step_time*2.1,2*step,12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15]+[.C14]" office:value-type="float" office:value="1" calcext:value-type="float">
            <text:p>1</text:p>
          </table:table-cell>
          <table:table-cell table:style-name="ce5" table:formula="of:=[.B15]+[.D14]" office:value-type="float" office:value="12" calcext:value-type="float">
            <text:p>12</text:p>
          </table:table-cell>
          <table:table-cell/>
          <table:table-cell table:style-name="ce13" table:formula="of:=SQRT(([.C15]-[.C14])^2+([.D15]-[.D14])^2)" office:value-type="float" office:value="1" calcext:value-type="float">
            <text:p>1</text:p>
          </table:table-cell>
          <table:table-cell table:style-name="ce10" table:formula="of:=[.F15]*[.$H$2]" office:value-type="float" office:value="1.05" calcext:value-type="float">
            <text:p>1.1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1.05,1*step,12* step,0.35,0]," calcext:value-type="string">
            <text:p><text:s/>[step_time*1.05,1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6]+[.C15]" office:value-type="float" office:value="1" calcext:value-type="float">
            <text:p>1</text:p>
          </table:table-cell>
          <table:table-cell table:style-name="ce5" table:formula="of:=[.B16]+[.D15]" office:value-type="float" office:value="14" calcext:value-type="float">
            <text:p>14</text:p>
          </table:table-cell>
          <table:table-cell/>
          <table:table-cell table:style-name="ce13" table:formula="of:=SQRT(([.C16]-[.C15])^2+([.D16]-[.D15])^2)" office:value-type="float" office:value="2" calcext:value-type="float">
            <text:p>2</text:p>
          </table:table-cell>
          <table:table-cell table:style-name="ce10" table:formula="of:=[.F16]*[.$H$2]" office:value-type="float" office:value="2.1" calcext:value-type="float">
            <text:p>2.1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2.1,1*step,14* step,0.35,0]," calcext:value-type="string">
            <text:p><text:s/>[step_time*2.1,1*step,14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17]+[.C16]" office:value-type="float" office:value="2.75" calcext:value-type="float">
            <text:p>2.75</text:p>
          </table:table-cell>
          <table:table-cell table:style-name="ce5" table:formula="of:=[.B17]+[.D16]" office:value-type="float" office:value="14" calcext:value-type="float">
            <text:p>14</text:p>
          </table:table-cell>
          <table:table-cell/>
          <table:table-cell table:style-name="ce13" table:formula="of:=SQRT(([.C17]-[.C16])^2+([.D17]-[.D16])^2)" office:value-type="float" office:value="1.75" calcext:value-type="float">
            <text:p>1.75</text:p>
          </table:table-cell>
          <table:table-cell table:style-name="ce10" table:formula="of:=[.F17]*[.$H$2]" office:value-type="float" office:value="1.8375" calcext:value-type="float">
            <text:p>1.8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1.8375,2.75*step,14* step,0.35,0]," calcext:value-type="string">
            <text:p><text:s/>[step_time*1.8375,2.75*step,1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18]+[.C17]" office:value-type="float" office:value="2.75" calcext:value-type="float">
            <text:p>2.75</text:p>
          </table:table-cell>
          <table:table-cell table:style-name="ce5" table:formula="of:=[.B18]+[.D17]" office:value-type="float" office:value="12" calcext:value-type="float">
            <text:p>12</text:p>
          </table:table-cell>
          <table:table-cell/>
          <table:table-cell table:style-name="ce13" table:formula="of:=SQRT(([.C18]-[.C17])^2+([.D18]-[.D17])^2)" office:value-type="float" office:value="2" calcext:value-type="float">
            <text:p>2</text:p>
          </table:table-cell>
          <table:table-cell table:style-name="ce10" table:formula="of:=[.F18]*[.$H$2]" office:value-type="float" office:value="2.1" calcext:value-type="float">
            <text:p>2.1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.1,2.75*step,12* step,0.35,0]," calcext:value-type="string">
            <text:p><text:s/>[step_time*2.1,2.75*step,12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19]+[.C18]" office:value-type="float" office:value="4.5" calcext:value-type="float">
            <text:p>4.5</text:p>
          </table:table-cell>
          <table:table-cell table:style-name="ce5" table:formula="of:=[.B19]+[.D18]" office:value-type="float" office:value="12" calcext:value-type="float">
            <text:p>12</text:p>
          </table:table-cell>
          <table:table-cell/>
          <table:table-cell table:style-name="ce13" table:formula="of:=SQRT(([.C19]-[.C18])^2+([.D19]-[.D18])^2)" office:value-type="float" office:value="1.75" calcext:value-type="float">
            <text:p>1.75</text:p>
          </table:table-cell>
          <table:table-cell table:style-name="ce10" table:formula="of:=[.F19]*[.$H$2]" office:value-type="float" office:value="1.8375" calcext:value-type="float">
            <text:p>1.8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1.8375,4.5*step,12* step,0.35,0]," calcext:value-type="string">
            <text:p><text:s/>[step_time*1.8375,4.5*step,12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0]+[.C19]" office:value-type="float" office:value="6.25" calcext:value-type="float">
            <text:p>6.25</text:p>
          </table:table-cell>
          <table:table-cell table:style-name="ce5" table:formula="of:=[.B20]+[.D19]" office:value-type="float" office:value="12" calcext:value-type="float">
            <text:p>12</text:p>
          </table:table-cell>
          <table:table-cell/>
          <table:table-cell table:style-name="ce13" table:formula="of:=SQRT(([.C20]-[.C19])^2+([.D20]-[.D19])^2)" office:value-type="float" office:value="1.75" calcext:value-type="float">
            <text:p>1.75</text:p>
          </table:table-cell>
          <table:table-cell table:style-name="ce10" table:formula="of:=[.F20]*[.$H$2]" office:value-type="float" office:value="1.8375" calcext:value-type="float">
            <text:p>1.8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1.8375,6.25*step,12* step,0.35,0]," calcext:value-type="string">
            <text:p><text:s/>[step_time*1.8375,6.25*step,12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1]+[.C20]" office:value-type="float" office:value="8" calcext:value-type="float">
            <text:p>8</text:p>
          </table:table-cell>
          <table:table-cell table:style-name="ce5" table:formula="of:=[.B21]+[.D20]" office:value-type="float" office:value="12" calcext:value-type="float">
            <text:p>12</text:p>
          </table:table-cell>
          <table:table-cell/>
          <table:table-cell table:style-name="ce13" table:formula="of:=SQRT(([.C21]-[.C20])^2+([.D21]-[.D20])^2)" office:value-type="float" office:value="1.75" calcext:value-type="float">
            <text:p>1.75</text:p>
          </table:table-cell>
          <table:table-cell table:style-name="ce10" table:formula="of:=[.F21]*[.$H$2]" office:value-type="float" office:value="1.8375" calcext:value-type="float">
            <text:p>1.8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8375,8*step,12* step,0.35,0]," calcext:value-type="string">
            <text:p><text:s/>[step_time*1.8375,8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5" table:formula="of:=[.A22]+[.C21]" office:value-type="float" office:value="8" calcext:value-type="float">
            <text:p>8</text:p>
          </table:table-cell>
          <table:table-cell table:style-name="ce5" table:formula="of:=[.B22]+[.D21]" office:value-type="float" office:value="13.5" calcext:value-type="float">
            <text:p>13.5</text:p>
          </table:table-cell>
          <table:table-cell/>
          <table:table-cell table:style-name="ce13" table:formula="of:=SQRT(([.C22]-[.C21])^2+([.D22]-[.D21])^2)" office:value-type="float" office:value="1.5" calcext:value-type="float">
            <text:p>1.5</text:p>
          </table:table-cell>
          <table:table-cell table:style-name="ce10" table:formula="of:=[.F22]*[.$H$2]" office:value-type="float" office:value="1.575" calcext:value-type="float">
            <text:p>1.6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575,8*step,13.5* step,0.35,0]," calcext:value-type="string">
            <text:p><text:s/>[step_time*1.575,8*step,13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3]+[.C22]" office:value-type="float" office:value="9.75" calcext:value-type="float">
            <text:p>9.75</text:p>
          </table:table-cell>
          <table:table-cell table:style-name="ce5" table:formula="of:=[.B23]+[.D22]" office:value-type="float" office:value="13.5" calcext:value-type="float">
            <text:p>13.5</text:p>
          </table:table-cell>
          <table:table-cell/>
          <table:table-cell table:style-name="ce13" table:formula="of:=SQRT(([.C23]-[.C22])^2+([.D23]-[.D22])^2)" office:value-type="float" office:value="1.75" calcext:value-type="float">
            <text:p>1.75</text:p>
          </table:table-cell>
          <table:table-cell table:style-name="ce10" table:formula="of:=[.F23]*[.$H$2]" office:value-type="float" office:value="1.8375" calcext:value-type="float">
            <text:p>1.8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8375,9.75*step,13.5* step,0.35,0]," calcext:value-type="string">
            <text:p><text:s/>[step_time*1.8375,9.75*step,13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4]+[.C23]" office:value-type="float" office:value="11.5" calcext:value-type="float">
            <text:p>11.5</text:p>
          </table:table-cell>
          <table:table-cell table:style-name="ce5" table:formula="of:=[.B24]+[.D23]" office:value-type="float" office:value="13.5" calcext:value-type="float">
            <text:p>13.5</text:p>
          </table:table-cell>
          <table:table-cell/>
          <table:table-cell table:style-name="ce13" table:formula="of:=SQRT(([.C24]-[.C23])^2+([.D24]-[.D23])^2)" office:value-type="float" office:value="1.75" calcext:value-type="float">
            <text:p>1.75</text:p>
          </table:table-cell>
          <table:table-cell table:style-name="ce10" table:formula="of:=[.F24]*[.$H$2]" office:value-type="float" office:value="1.8375" calcext:value-type="float">
            <text:p>1.8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1.8375,11.5*step,13.5* step,0.35,0]," calcext:value-type="string">
            <text:p><text:s/>[step_time*1.8375,11.5*step,13.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5]+[.C24]" office:value-type="float" office:value="13" calcext:value-type="float">
            <text:p>13</text:p>
          </table:table-cell>
          <table:table-cell table:style-name="ce5" table:formula="of:=[.B25]+[.D24]" office:value-type="float" office:value="13.5" calcext:value-type="float">
            <text:p>13.5</text:p>
          </table:table-cell>
          <table:table-cell/>
          <table:table-cell table:style-name="ce13" table:formula="of:=SQRT(([.C25]-[.C24])^2+([.D25]-[.D24])^2)" office:value-type="float" office:value="1.5" calcext:value-type="float">
            <text:p>1.5</text:p>
          </table:table-cell>
          <table:table-cell table:style-name="ce10" table:formula="of:=[.F25]*[.$H$2]" office:value-type="float" office:value="1.575" calcext:value-type="float">
            <text:p>1.6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575,13*step,13.5* step,0.35,0]," calcext:value-type="string">
            <text:p><text:s/>[step_time*1.575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26]+[.C25]" office:value-type="float" office:value="13" calcext:value-type="float">
            <text:p>13</text:p>
          </table:table-cell>
          <table:table-cell table:style-name="ce5" table:formula="of:=[.B26]+[.D25]" office:value-type="float" office:value="13.5" calcext:value-type="float">
            <text:p>13.5</text:p>
          </table:table-cell>
          <table:table-cell/>
          <table:table-cell table:style-name="ce13" table:formula="of:=SQRT(([.C26]-[.C25])^2+([.D26]-[.D25])^2)" office:value-type="float" office:value="0" calcext:value-type="float">
            <text:p>0</text:p>
          </table:table-cell>
          <table:table-cell table:style-name="ce10" table:formula="of:=[.F26]*[.$H$2]" office:value-type="float" office:value="0" calcext:value-type="float">
            <text:p>0.0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27]+[.C26]" office:value-type="float" office:value="13" calcext:value-type="float">
            <text:p>13</text:p>
          </table:table-cell>
          <table:table-cell table:style-name="ce5" table:formula="of:=[.B27]+[.D26]" office:value-type="float" office:value="13.5" calcext:value-type="float">
            <text:p>13.5</text:p>
          </table:table-cell>
          <table:table-cell/>
          <table:table-cell table:style-name="ce13" table:formula="of:=SQRT(([.C27]-[.C26])^2+([.D27]-[.D26])^2)" office:value-type="float" office:value="0" calcext:value-type="float">
            <text:p>0</text:p>
          </table:table-cell>
          <table:table-cell table:style-name="ce10" table:formula="of:=[.F27]*[.$H$2]" office:value-type="float" office:value="0" calcext:value-type="float">
            <text:p>0.0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28]+[.C27]" office:value-type="float" office:value="13" calcext:value-type="float">
            <text:p>13</text:p>
          </table:table-cell>
          <table:table-cell table:style-name="ce5" table:formula="of:=[.B28]+[.D27]" office:value-type="float" office:value="13.5" calcext:value-type="float">
            <text:p>13.5</text:p>
          </table:table-cell>
          <table:table-cell/>
          <table:table-cell table:style-name="ce13" table:formula="of:=SQRT(([.C28]-[.C27])^2+([.D28]-[.D27])^2)" office:value-type="float" office:value="0" calcext:value-type="float">
            <text:p>0</text:p>
          </table:table-cell>
          <table:table-cell table:style-name="ce10" table:formula="of:=[.F28]*[.$H$2]" office:value-type="float" office:value="0" calcext:value-type="float">
            <text:p>0.0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29]+[.C28]" office:value-type="float" office:value="13" calcext:value-type="float">
            <text:p>13</text:p>
          </table:table-cell>
          <table:table-cell table:style-name="ce5" table:formula="of:=[.B29]+[.D28]" office:value-type="float" office:value="13.5" calcext:value-type="float">
            <text:p>13.5</text:p>
          </table:table-cell>
          <table:table-cell/>
          <table:table-cell table:style-name="ce13" table:formula="of:=SQRT(([.C29]-[.C28])^2+([.D29]-[.D28])^2)" office:value-type="float" office:value="0" calcext:value-type="float">
            <text:p>0</text:p>
          </table:table-cell>
          <table:table-cell table:style-name="ce10" table:formula="of:=[.F29]*[.$H$2]" office:value-type="float" office:value="0" calcext:value-type="float">
            <text:p>0.0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0]+[.C29]" office:value-type="float" office:value="13" calcext:value-type="float">
            <text:p>13</text:p>
          </table:table-cell>
          <table:table-cell table:style-name="ce5" table:formula="of:=[.B30]+[.D29]" office:value-type="float" office:value="13.5" calcext:value-type="float">
            <text:p>13.5</text:p>
          </table:table-cell>
          <table:table-cell/>
          <table:table-cell table:style-name="ce13" table:formula="of:=SQRT(([.C30]-[.C29])^2+([.D30]-[.D29])^2)" office:value-type="float" office:value="0" calcext:value-type="float">
            <text:p>0</text:p>
          </table:table-cell>
          <table:table-cell table:style-name="ce10" table:formula="of:=[.F30]*[.$H$2]" office:value-type="float" office:value="0" calcext:value-type="float">
            <text:p>0.0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1]+[.C30]" office:value-type="float" office:value="13" calcext:value-type="float">
            <text:p>13</text:p>
          </table:table-cell>
          <table:table-cell table:style-name="ce5" table:formula="of:=[.B31]+[.D30]" office:value-type="float" office:value="13.5" calcext:value-type="float">
            <text:p>13.5</text:p>
          </table:table-cell>
          <table:table-cell/>
          <table:table-cell table:style-name="ce13" table:formula="of:=SQRT(([.C31]-[.C30])^2+([.D31]-[.D30])^2)" office:value-type="float" office:value="0" calcext:value-type="float">
            <text:p>0</text:p>
          </table:table-cell>
          <table:table-cell table:style-name="ce10" table:formula="of:=[.F31]*[.$H$2]" office:value-type="float" office:value="0" calcext:value-type="float">
            <text:p>0.0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2]+[.C31]" office:value-type="float" office:value="13" calcext:value-type="float">
            <text:p>13</text:p>
          </table:table-cell>
          <table:table-cell table:style-name="ce5" table:formula="of:=[.B32]+[.D31]" office:value-type="float" office:value="13.5" calcext:value-type="float">
            <text:p>13.5</text:p>
          </table:table-cell>
          <table:table-cell/>
          <table:table-cell table:style-name="ce13" table:formula="of:=SQRT(([.C32]-[.C31])^2+([.D32]-[.D31])^2)" office:value-type="float" office:value="0" calcext:value-type="float">
            <text:p>0</text:p>
          </table:table-cell>
          <table:table-cell table:style-name="ce10" table:formula="of:=[.F32]*[.$H$2]" office:value-type="float" office:value="0" calcext:value-type="float">
            <text:p>0.0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3]+[.C32]" office:value-type="float" office:value="13" calcext:value-type="float">
            <text:p>13</text:p>
          </table:table-cell>
          <table:table-cell table:style-name="ce5" table:formula="of:=[.B33]+[.D32]" office:value-type="float" office:value="13.5" calcext:value-type="float">
            <text:p>13.5</text:p>
          </table:table-cell>
          <table:table-cell/>
          <table:table-cell table:style-name="ce13" table:formula="of:=SQRT(([.C33]-[.C32])^2+([.D33]-[.D32])^2)" office:value-type="float" office:value="0" calcext:value-type="float">
            <text:p>0</text:p>
          </table:table-cell>
          <table:table-cell table:style-name="ce10" table:formula="of:=[.F33]*[.$H$2]" office:value-type="float" office:value="0" calcext:value-type="float">
            <text:p>0.0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4]+[.C33]" office:value-type="float" office:value="13" calcext:value-type="float">
            <text:p>13</text:p>
          </table:table-cell>
          <table:table-cell table:style-name="ce5" table:formula="of:=[.B34]+[.D33]" office:value-type="float" office:value="13.5" calcext:value-type="float">
            <text:p>13.5</text:p>
          </table:table-cell>
          <table:table-cell/>
          <table:table-cell table:style-name="ce13" table:formula="of:=SQRT(([.C34]-[.C33])^2+([.D34]-[.D33])^2)" office:value-type="float" office:value="0" calcext:value-type="float">
            <text:p>0</text:p>
          </table:table-cell>
          <table:table-cell table:style-name="ce10" table:formula="of:=[.F34]*[.$H$2]" office:value-type="float" office:value="0" calcext:value-type="float">
            <text:p>0.0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5]+[.C34]" office:value-type="float" office:value="13" calcext:value-type="float">
            <text:p>13</text:p>
          </table:table-cell>
          <table:table-cell table:style-name="ce5" table:formula="of:=[.B35]+[.D34]" office:value-type="float" office:value="13.5" calcext:value-type="float">
            <text:p>13.5</text:p>
          </table:table-cell>
          <table:table-cell/>
          <table:table-cell table:style-name="ce13" table:formula="of:=SQRT(([.C35]-[.C34])^2+([.D35]-[.D34])^2)" office:value-type="float" office:value="0" calcext:value-type="float">
            <text:p>0</text:p>
          </table:table-cell>
          <table:table-cell table:style-name="ce10" table:formula="of:=[.F35]*[.$H$2]" office:value-type="float" office:value="0" calcext:value-type="float">
            <text:p>0.0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6]+[.C35]" office:value-type="float" office:value="13" calcext:value-type="float">
            <text:p>13</text:p>
          </table:table-cell>
          <table:table-cell table:style-name="ce5" table:formula="of:=[.B36]+[.D35]" office:value-type="float" office:value="13.5" calcext:value-type="float">
            <text:p>13.5</text:p>
          </table:table-cell>
          <table:table-cell/>
          <table:table-cell table:style-name="ce13" table:formula="of:=SQRT(([.C36]-[.C35])^2+([.D36]-[.D35])^2)" office:value-type="float" office:value="0" calcext:value-type="float">
            <text:p>0</text:p>
          </table:table-cell>
          <table:table-cell table:style-name="ce10" table:formula="of:=[.F36]*[.$H$2]" office:value-type="float" office:value="0" calcext:value-type="float">
            <text:p>0.0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7]+[.C36]" office:value-type="float" office:value="13" calcext:value-type="float">
            <text:p>13</text:p>
          </table:table-cell>
          <table:table-cell table:style-name="ce5" table:formula="of:=[.B37]+[.D36]" office:value-type="float" office:value="13.5" calcext:value-type="float">
            <text:p>13.5</text:p>
          </table:table-cell>
          <table:table-cell/>
          <table:table-cell table:style-name="ce13" table:formula="of:=SQRT(([.C37]-[.C36])^2+([.D37]-[.D36])^2)" office:value-type="float" office:value="0" calcext:value-type="float">
            <text:p>0</text:p>
          </table:table-cell>
          <table:table-cell table:style-name="ce10" table:formula="of:=[.F37]*[.$H$2]" office:value-type="float" office:value="0" calcext:value-type="float">
            <text:p>0.0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8]+[.C37]" office:value-type="float" office:value="13" calcext:value-type="float">
            <text:p>13</text:p>
          </table:table-cell>
          <table:table-cell table:style-name="ce5" table:formula="of:=[.B38]+[.D37]" office:value-type="float" office:value="13.5" calcext:value-type="float">
            <text:p>13.5</text:p>
          </table:table-cell>
          <table:table-cell/>
          <table:table-cell table:style-name="ce13" table:formula="of:=SQRT(([.C38]-[.C37])^2+([.D38]-[.D37])^2)" office:value-type="float" office:value="0" calcext:value-type="float">
            <text:p>0</text:p>
          </table:table-cell>
          <table:table-cell table:style-name="ce10" table:formula="of:=[.F38]*[.$H$2]" office:value-type="float" office:value="0" calcext:value-type="float">
            <text:p>0.0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9]+[.C38]" office:value-type="float" office:value="13" calcext:value-type="float">
            <text:p>13</text:p>
          </table:table-cell>
          <table:table-cell table:style-name="ce5" table:formula="of:=[.B39]+[.D38]" office:value-type="float" office:value="13.5" calcext:value-type="float">
            <text:p>13.5</text:p>
          </table:table-cell>
          <table:table-cell/>
          <table:table-cell table:style-name="ce13" table:formula="of:=SQRT(([.C39]-[.C38])^2+([.D39]-[.D38])^2)" office:value-type="float" office:value="0" calcext:value-type="float">
            <text:p>0</text:p>
          </table:table-cell>
          <table:table-cell table:style-name="ce10" table:formula="of:=[.F39]*[.$H$2]" office:value-type="float" office:value="0" calcext:value-type="float">
            <text:p>0.0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0]+[.C39]" office:value-type="float" office:value="13" calcext:value-type="float">
            <text:p>13</text:p>
          </table:table-cell>
          <table:table-cell table:style-name="ce5" table:formula="of:=[.B40]+[.D39]" office:value-type="float" office:value="13.5" calcext:value-type="float">
            <text:p>13.5</text:p>
          </table:table-cell>
          <table:table-cell/>
          <table:table-cell table:style-name="ce13" table:formula="of:=SQRT(([.C40]-[.C39])^2+([.D40]-[.D39])^2)" office:value-type="float" office:value="0" calcext:value-type="float">
            <text:p>0</text:p>
          </table:table-cell>
          <table:table-cell table:style-name="ce10" table:formula="of:=[.F40]*[.$H$2]" office:value-type="float" office:value="0" calcext:value-type="float">
            <text:p>0.0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13" calcext:value-type="float">
            <text:p>13</text:p>
          </table:table-cell>
          <table:table-cell table:style-name="ce5" table:formula="of:=[.B41]+[.D40]" office:value-type="float" office:value="13.5" calcext:value-type="float">
            <text:p>13.5</text:p>
          </table:table-cell>
          <table:table-cell/>
          <table:table-cell table:style-name="ce13" table:formula="of:=SQRT(([.C41]-[.C40])^2+([.D41]-[.D40])^2)" office:value-type="float" office:value="0" calcext:value-type="float">
            <text:p>0</text:p>
          </table:table-cell>
          <table:table-cell table:style-name="ce10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13" calcext:value-type="float">
            <text:p>13</text:p>
          </table:table-cell>
          <table:table-cell table:style-name="ce5" table:formula="of:=[.B42]+[.D41]" office:value-type="float" office:value="13.5" calcext:value-type="float">
            <text:p>13.5</text:p>
          </table:table-cell>
          <table:table-cell/>
          <table:table-cell table:style-name="ce13" table:formula="of:=SQRT(([.C42]-[.C41])^2+([.D42]-[.D41])^2)" office:value-type="float" office:value="0" calcext:value-type="float">
            <text:p>0</text:p>
          </table:table-cell>
          <table:table-cell table:style-name="ce10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13*step,13.5* step,0.35,0]," calcext:value-type="string">
            <text:p><text:s/>[step_time*0,13*step,13.5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35.9625" calcext:value-type="float">
            <text:p>35.9625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F6:Sheet2.F42">
            <calcext:condition calcext:apply-style-name="Result" calcext:value="&gt;2" calcext:base-cell-address="Sheet2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1:04:35.878353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5T17:12:27.691345517</dc:date>
    <meta:editing-duration>PT7H28M2S</meta:editing-duration>
    <meta:editing-cycles>25</meta:editing-cycles>
    <meta:generator>LibreOffice/5.1.6.2$Linux_X86_64 LibreOffice_project/10m0$Build-2</meta:generator>
    <meta:document-statistic meta:table-count="2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1.C6:Sheet1.D42 Sheet1.D5:Sheet1.D5" chart:data-source-has-labels="row" svg:x="1.484cm" svg:y="0.357cm" svg:width="21.733cm" svg:height="16.188cm">
          <chartooo:coordinate-region svg:x="1.92cm" svg:y="0.557cm" svg:width="20.925cm" svg:height="15.341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1.D6:Sheet1.D42" chart:label-cell-address="Sheet1.D5:Sheet1.D5" chart:class="chart:scatter">
            <chart:domain table:cell-range-address="Sheet1.C6:Sheet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C6:Sheet1.C42</svg:desc>
                </draw:g>
              </table:table-cell>
              <table:table-cell office:value-type="float" office:value="6">
                <text:p>6</text:p>
                <draw:g>
                  <svg:desc>Sheet1.D6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">
                <text:p>6.7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2.C6:Sheet2.D42 Sheet2.D5:Sheet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2.D6:Sheet2.D42" chart:label-cell-address="Sheet2.D5:Sheet2.D5" chart:class="chart:scatter">
            <chart:domain table:cell-range-address="Sheet2.C6:Sheet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C6:Sheet2.C42</svg:desc>
                </draw:g>
              </table:table-cell>
              <table:table-cell office:value-type="float" office:value="6">
                <text:p>6</text:p>
                <draw:g>
                  <svg:desc>Sheet2.D6:Sheet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5">
                <text:p>6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5">
                <text:p>9.7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